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nux Libertine Display G" svg:font-family="'Linux Libertine Display G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style:font-name="Linux Libertine Display G" fo:font-size="11pt" style:font-size-asian="11pt" style:font-size-complex="11pt"/>
    </style:style>
    <style:style style:name="P3" style:family="paragraph" style:parent-style-name="Standard">
      <style:text-properties style:font-name="Linux Libertine Display G" fo:font-size="11pt" officeooo:paragraph-rsid="000777bb" style:font-size-asian="11pt" style:font-size-complex="11pt"/>
    </style:style>
    <style:style style:name="P4" style:family="paragraph" style:parent-style-name="Standard">
      <style:text-properties style:font-name="Linux Libertine Display G"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text-properties style:font-name="Courier New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Courier New" fo:font-size="10pt" style:font-size-asian="10pt" style:font-size-complex="10pt"/>
    </style:style>
    <style:style style:name="P7" style:family="paragraph" style:parent-style-name="Standard" style:master-page-name="">
      <loext:graphic-properties draw:fill="none"/>
      <style:paragraph-properties fo:margin-left="2.499cm" fo:margin-right="0cm" fo:text-indent="-2.499cm" style:auto-text-indent="false" style:page-number="auto" fo:background-color="transparent"/>
      <style:text-properties style:font-name="Linux Libertine Display G" fo:font-size="11pt" style:font-size-asian="11pt" style:font-size-complex="11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officeooo:rsid="000777b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"><text:span text:style-name="T1">Temat</text:span>:<text:tab/><text:tab/>PHP – ciasteczka i sesje.</text:p>
      <text:p text:style-name="P2"/>
      <text:p text:style-name="P2"><text:span text:style-name="T1">Profil</text:span>:<text:tab/><text:tab/>Technik Informatyk (Technikum Informatyczne)</text:p>
      <text:p text:style-name="P2"><text:span text:style-name="T1">Klasa</text:span>:<text:tab/><text:tab/>1</text:p>
      <text:p text:style-name="P2"><text:span text:style-name="T1">Przedmiot</text:span>:<text:tab/>Programowanie aplikacji internetowych</text:p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0"><text:a xlink:type="simple" xlink:href="#__RefHeading___Toc685_2654527503" text:style-name="Index_20_Link" text:visited-style-name="Index_20_Link"><text:s/>1 <text:s/>Ciasteczka (ang. </text:a><text:a xlink:type="simple" xlink:href="#__RefHeading___Toc685_2654527503" text:style-name="Index_20_Link" text:visited-style-name="Index_20_Link"><text:span text:style-name="T2">cookies</text:span></text:a><text:a xlink:type="simple" xlink:href="#__RefHeading___Toc685_2654527503" text:style-name="Index_20_Link" text:visited-style-name="Index_20_Link">)<text:tab/>2</text:a></text:p>
          <text:p text:style-name="P1"><text:a xlink:type="simple" xlink:href="#__RefHeading___Toc1091_2654527503" text:style-name="Index_20_Link" text:visited-style-name="Index_20_Link"><text:s/>1.1 <text:s/>Zastosowanie ciasteczka<text:tab/>2</text:a></text:p>
          <text:p text:style-name="P1"><text:a xlink:type="simple" xlink:href="#__RefHeading___Toc1093_2654527503" text:style-name="Index_20_Link" text:visited-style-name="Index_20_Link"><text:s/>1.2 <text:s/>Sprawdzanie obecności ciasteczka<text:tab/>2</text:a></text:p>
          <text:p text:style-name="P10"><text:a xlink:type="simple" xlink:href="#__RefHeading___Toc1095_2654527503" text:style-name="Index_20_Link" text:visited-style-name="Index_20_Link"><text:s/>2 <text:s/>Sesje<text:tab/>3</text:a></text:p>
          <text:p text:style-name="P1"><text:a xlink:type="simple" xlink:href="#__RefHeading___Toc1097_2654527503" text:style-name="Index_20_Link" text:visited-style-name="Index_20_Link"><text:s/>2.1 <text:s/>Rozpoczynanie sesji<text:tab/>3</text:a></text:p>
          <text:p text:style-name="P1"><text:a xlink:type="simple" xlink:href="#__RefHeading___Toc1099_2654527503" text:style-name="Index_20_Link" text:visited-style-name="Index_20_Link"><text:s/>2.2 <text:s/>Tworzenie zmiennych sesji<text:tab/>3</text:a></text:p>
          <text:p text:style-name="P1"><text:a xlink:type="simple" xlink:href="#__RefHeading___Toc1101_2654527503" text:style-name="Index_20_Link" text:visited-style-name="Index_20_Link"><text:s/>2.3 <text:s/>Sprawdzenie czy zmienna sesyjna istnieje<text:tab/>4</text:a></text:p>
          <text:p text:style-name="P1"><text:a xlink:type="simple" xlink:href="#__RefHeading___Toc1103_2654527503" text:style-name="Index_20_Link" text:visited-style-name="Index_20_Link"><text:s/>2.4 <text:s/>Zakańczanie sesji<text:tab/>4</text:a></text:p>
          <text:p text:style-name="P1"><text:a xlink:type="simple" xlink:href="#__RefHeading___Toc1105_2654527503" text:style-name="Index_20_Link" text:visited-style-name="Index_20_Link"><text:s/>2.5 <text:s/>Usuwanie zmiennych sesji<text:tab/>4</text:a></text:p>
        </text:index-body>
      </text:table-of-content>
      <text:p text:style-name="P2"/>
      <text:p text:style-name="P2"/>
      <text:p text:style-name="P2"/>
      <text:h text:style-name="P8" text:outline-level="1"><text:bookmark-start text:name="__RefHeading___Toc685_2654527503"/>Ciasteczka (ang. <text:span text:style-name="T2">cookies</text:span>)<text:bookmark-end text:name="__RefHeading___Toc685_2654527503"/></text:h>
      <text:p text:style-name="P2">Źródła:</text:p>
      <text:p text:style-name="P6">http://kursphp.com/rozdzial-6/cookies-czyli-ciasteczka/</text:p>
      <text:p text:style-name="P6">http://phpkurs.pl/obsluga-sesji/</text:p>
      <text:p text:style-name="P2"/>
      <text:p text:style-name="P2">To niewielki fragment informacji (można powiedzieć zmienna), któr<text:span text:style-name="T6">ą</text:span> aplikacja internetowa może zapisać na komputerze użytkownika. Gdy przeglądarka łączy się ze stroną, w pierwszej kolejności szuka lokalnych cookies, odpowiednich dla danej witryny. Jeżeli znajdzie – zostaną one przekazane serwerowi.</text:p>
      <text:p text:style-name="P2"/>
      <text:p text:style-name="P2"><text:span text:style-name="T1">Ustawienie cookie</text:span>:<text:tab/><text:span text:style-name="T4">setcookie(nazwa,[wartość,wygaśnięcie,ścieżka,domena,bezpieczne])</text:span></text:p>
      <text:p text:style-name="P2"/>
      <text:p text:style-name="P2"><text:span text:style-name="T3">nazwa</text:span><text:tab/><text:tab/><text:tab/>nazwa ciasteczka</text:p>
      <text:p text:style-name="P2"><text:span text:style-name="T3">wartość</text:span><text:tab/><text:tab/>wartość przypisana do ciasteczka</text:p>
      <text:p text:style-name="P2"><text:span text:style-name="T3">wygaśnięcie</text:span><text:tab/>data po jakim wygaśnie ciasteczko</text:p>
      <text:p text:style-name="P2"><text:span text:style-name="T3">ścieżka</text:span> i <text:span text:style-name="T3">domena</text:span><text:tab/>określenie adresów, dla których cookie jest ważne</text:p>
      <text:p text:style-name="P2"><text:span text:style-name="T3">bezpieczne</text:span><text:tab/><text:tab/>cookie nie będzie wysyłane przez zwykłe połączenie HTTP</text:p>
      <text:p text:style-name="P2"/>
      <text:h text:style-name="Heading_20_2" text:outline-level="2"><text:bookmark-start text:name="__RefHeading___Toc1091_2654527503"/>Zastosowanie ciasteczka<text:bookmark-end text:name="__RefHeading___Toc1091_2654527503"/></text:h>
      <text:p text:style-name="P2">W praktyce, najczęściej używa<text:span text:style-name="T6">sz</text:span> trzech pierwszych argumentów. Wszelkie zapamiętywanie zalogowanego użytkownika, oddania głosu w ankiecie itp. mogą być obsługiwane właśnie z wykorzystaniem cookies.</text:p>
      <text:p text:style-name="P2"/>
      <text:p text:style-name="P2"><text:span text:style-name="T6">J</text:span>eśli cookie istnieje, to znaczy, że głos został oddany. Jeżeli nie, można oddać głos, po czym cookie jest tworzone.</text:p>
      <text:p text:style-name="P2"/>
      <text:p text:style-name="P6"><text:span text:style-name="_5f_OOoComputerComment">// zapisanie oddania głosu jednorazowego</text:span></text:p>
      <text:p text:style-name="P6"><text:span text:style-name="_5f_OOoComputerIdent">setcookie</text:span><text:span text:style-name="_5f_OOoComputerSpecial">(</text:span><text:span text:style-name="_5f_OOoComputerLiteral">'oddano_glos'</text:span><text:span text:style-name="_5f_OOoComputerSpecial">,</text:span> <text:span text:style-name="_5f_OOoComputerLiteral">'1'</text:span><text:span text:style-name="_5f_OOoComputerSpecial">);</text:span></text:p>
      <text:p text:style-name="P6"/>
      <text:p text:style-name="P6"><text:span text:style-name="_5f_OOoComputerComment">// w przypadku gdy głosować można raz dziennie</text:span></text:p>
      <text:p text:style-name="P6"><text:span text:style-name="_5f_OOoComputerIdent">setcookie</text:span><text:span text:style-name="_5f_OOoComputerSpecial">(</text:span><text:span text:style-name="_5f_OOoComputerLiteral">'oddano_glos'</text:span><text:span text:style-name="_5f_OOoComputerSpecial">,</text:span> <text:span text:style-name="_5f_OOoComputerLiteral">'1'</text:span><text:span text:style-name="_5f_OOoComputerSpecial">,</text:span> <text:span text:style-name="_5f_OOoComputerIdent">time</text:span><text:span text:style-name="_5f_OOoComputerSpecial">()+</text:span><text:span text:style-name="_5f_OOoComputerNumber">3600</text:span><text:span text:style-name="_5f_OOoComputerSpecial">*</text:span><text:span text:style-name="_5f_OOoComputerNumber">24</text:span><text:span text:style-name="_5f_OOoComputerSpecial">);</text:span></text:p>
      <text:p text:style-name="P2"/>
      <text:p text:style-name="P2">Moż<text:span text:style-name="T6">esz</text:span> łatwo zauważyć, że data wygaśnięcia podawana jest w postaci liczby sekund od 1 stycznia 1970 roku. Wygodnie jest zatem użyć funkcji <text:span text:style-name="T3">time()</text:span>, zwracającej liczbę sekund, które upłynęły do chwili obecnej, po czym dodać żądany czas (w naszym przypadku jest to jeden dzień, gdyż 24 godziny = 24 * 1 godzina = 24 * 3600 sekund).</text:p>
      <text:p text:style-name="P2"/>
      <text:h text:style-name="Heading_20_2" text:outline-level="2"><text:bookmark-start text:name="__RefHeading___Toc1093_2654527503"/>Sprawdzanie obecności ciasteczka<text:bookmark-end text:name="__RefHeading___Toc1093_2654527503"/></text:h>
      <text:p text:style-name="P2">Wiesz, jak ustawić ciasteczko, jego wartość oraz datę wygaśnięcia. Czas teraz na sprawdzanie, czy ciastko istnieje. Każde ciasto jest przechowywane w tablicy globalnej <text:span text:style-name="T3">$_COOKIES</text:span>.</text:p>
      <text:p text:style-name="P2"/>
      <text:p text:style-name="P7"><text:span text:style-name="T1">Przykład</text:span>:<text:tab/>Ustaw ciasteczko na 30 sekund, po czym doda<text:span text:style-name="T6">j</text:span> komentarz przed linią ustawiającą ciasteczko. <text:span text:style-name="T6">B</text:span>ędzie<text:span text:style-name="T6">sz</text:span> odświeżać stronę co jakiś czas, lub po 30s, by zaobserwować wygaśnięcie ciasteczka.</text:p>
      <text:p text:style-name="P2"/>
      <text:p text:style-name="P6"><text:span text:style-name="_5f_OOoComputerIdent">setcookie</text:span><text:span text:style-name="_5f_OOoComputerSpecial">(</text:span><text:span text:style-name="_5f_OOoComputerLiteral">'oddano_glos'</text:span><text:span text:style-name="_5f_OOoComputerSpecial">,</text:span> <text:span text:style-name="_5f_OOoComputerLiteral">'1'</text:span><text:span text:style-name="_5f_OOoComputerSpecial">,</text:span> <text:span text:style-name="_5f_OOoComputerIdent">time</text:span><text:span text:style-name="_5f_OOoComputerSpecial">()+</text:span><text:span text:style-name="_5f_OOoComputerNumber">30</text:span><text:span text:style-name="_5f_OOoComputerSpecial">);</text:span></text:p>
      <text:p text:style-name="P6"/>
      <text:p text:style-name="P6"><text:span text:style-name="_5f_OOoComputerKeyWord">if</text:span><text:span text:style-name="_5f_OOoComputerSpecial">(!</text:span><text:span text:style-name="_5f_OOoComputerIdent">isset</text:span><text:span text:style-name="_5f_OOoComputerSpecial">($</text:span><text:span text:style-name="_5f_OOoComputerIdent">_COOKIE</text:span><text:span text:style-name="_5f_OOoComputerSpecial">[</text:span><text:span text:style-name="_5f_OOoComputerLiteral">'oddano_glos'</text:span><text:span text:style-name="_5f_OOoComputerSpecial">]))</text:span></text:p>
      <text:p text:style-name="P6"><text:s text:c="2"/><text:span text:style-name="_5f_OOoComputerIdent">echo</text:span> <text:span text:style-name="_5f_OOoComputerLiteral">"Nie ustawione"</text:span><text:span text:style-name="_5f_OOoComputerSpecial">;</text:span></text:p>
      <text:p text:style-name="P6"><text:span text:style-name="_5f_OOoComputerKeyWord">else</text:span></text:p>
      <text:p text:style-name="P6"><text:s text:c="2"/><text:span text:style-name="_5f_OOoComputerIdent">echo</text:span> <text:span text:style-name="_5f_OOoComputerLiteral">"Ustawione"</text:span><text:span text:style-name="_5f_OOoComputerSpecial">;</text:span></text:p>
      <text:p text:style-name="P2"/>
      <text:p text:style-name="P2">Odśwież stronę, wynik:<text:tab/><text:tab/>Ustawione</text:p>
      <text:p text:style-name="P2"/>
      <text:p text:style-name="P2"/>
      <text:p text:style-name="P2"/>
      <text:p text:style-name="P2"/>
      <text:p text:style-name="P2"><text:soft-page-break/>Teraz szybko dodajemy komentarz przed linią ustawiającą ciasteczko:</text:p>
      <text:p text:style-name="P2"/>
      <text:p text:style-name="P6"><text:span text:style-name="_5f_OOoComputerComment">// setcookie('oddano_glos', '1', time()+30);</text:span></text:p>
      <text:p text:style-name="P6"><text:span text:style-name="_5f_OOoComputerSpecial">...</text:span></text:p>
      <text:p text:style-name="P2"/>
      <text:p text:style-name="P2">I ponownie odśwież stronę, wynik:<text:tab/>Ustawione</text:p>
      <text:p text:style-name="P2">Po 30s jak odświeży<text:span text:style-name="T6">sz</text:span> stronę, wynik:<text:tab/>Nie ustawione</text:p>
      <text:p text:style-name="P2"/>
      <text:h text:style-name="Heading_20_1" text:outline-level="1"><text:bookmark-start text:name="__RefHeading___Toc1095_2654527503"/>Sesje<text:bookmark-end text:name="__RefHeading___Toc1095_2654527503"/></text:h>
      <text:p text:style-name="P2">Umożliwia<text:span text:style-name="T6">ją </text:span>przekazywanie parametrów między stronami. Zmienne są przechowywane po stronie serwera a u klienta trzymane jest tylko ID sesji. Te ID jest zapisane w cookie lub przekazywane przez URL. PHP jest w stanie sam rozpoznać czy na komputerze klienta włączony jest mechanizm cookies i w razie potrzeby dodać identyfikator sesji do każdego URLu i formularza. Wymaga to jednak posiadania PHP skompilowanego z opcją --<text:span text:style-name="T3">enable-trans-sid</text:span>.</text:p>
      <text:p text:style-name="P2"/>
      <text:p text:style-name="P2"><text:span text:style-name="T6">S</text:span>esje mogą bazować na ciasteczkach, także i w tym przypadku przed rozpoczęciem sesji do przeglądarki nie mogą być wysłane żadne inne dane. Czyli przed <text:span text:style-name="T3">session_start()</text:span> nie może być żadnej instrukcji.</text:p>
      <text:p text:style-name="P2"/>
      <text:p text:style-name="P2">Po otrzymaniu żądania klienta PHP automatycznie (jeśli w konfiguracji PHP włączona została opcja <text:span text:style-name="T3">auto_start</text:span>) lub „ręcznie” przez programistę (za pomocą funkcji <text:span text:style-name="T3">session_start()</text:span>) sprawdza, czy przypisano już ID sesji. Jeśli tak, to PHP odczytuje zmienne zarejestrowane w tej sesji. Jeśli nie, generowany jest nowy, unikalny identyfikator sesji. </text:p>
      <text:p text:style-name="P2"/>
      <text:p text:style-name="P2">Ich żywot kończy się wraz z zamknięciem okna przeglądarki lub przejścia na inną stronę.</text:p>
      <text:p text:style-name="P2"/>
      <text:p text:style-name="P2">Użycie sesji rodzi pewne wątpliwości: co jeśli ktoś „ukradnie” numer sesji? W ten sposób uzyska dostęp do danych zapisanych w tej sesji. Mimo że istnieje taka teoretyczna możliwość, to ilość dostępnych identyfikatorów sesji jest tak duża, że taka „kradzież” byłaby całkiem przypadkowa. </text:p>
      <text:p text:style-name="P2"/>
      <text:h text:style-name="Heading_20_2" text:outline-level="2"><text:bookmark-start text:name="__RefHeading___Toc1097_2654527503"/>Rozpoczynanie sesji<text:bookmark-end text:name="__RefHeading___Toc1097_2654527503"/></text:h>
      <text:p text:style-name="P2">Zanim możliwe będzie tworzenie zmiennych sesji, należy ją zainicjalizować funkcją:</text:p>
      <text:p text:style-name="P2"/>
      <text:p text:style-name="P5">session_start();</text:p>
      <text:p text:style-name="P2"/>
      <text:p text:style-name="P2">Jeżeli identyfikator sesji nie istnieje, zostanie on utworzony (przez co otrzyma<text:span text:style-name="T6">sz</text:span> możliwość tworzenia zmiennych sesji). Jeśli natomiast takowy identyfikator już istnieje, funkcja pobierze wartości wszystkich zmiennych obecnej sesji.</text:p>
      <text:p text:style-name="P2"/>
      <text:h text:style-name="Heading_20_2" text:outline-level="2"><text:bookmark-start text:name="__RefHeading___Toc1099_2654527503"/>Tworzenie zmiennych sesji<text:bookmark-end text:name="__RefHeading___Toc1099_2654527503"/></text:h>
      <text:p text:style-name="P2">Po wywołaniu funkcji <text:span text:style-name="T3">start_session()</text:span>, PHP udostępnia nam tablicę superglobalną <text:span text:style-name="T5">$_SESSION</text:span>. Od tej pory może<text:span text:style-name="T6">sz</text:span> tworzyć tymczasowe zmienne, które będą przechowywane w tej właśnie tablicy. Jej wartości pobierane są przez funkcję <text:span text:style-name="T3">start_session()</text:span> za każdym razem, gdy odświeża<text:span text:style-name="T6">sz</text:span> stronę.</text:p>
      <text:p text:style-name="P2"/>
      <text:p text:style-name="P6"><text:span text:style-name="_5f_OOoComputerComment">// inicjalizacja sesji</text:span></text:p>
      <text:p text:style-name="P6"><text:span text:style-name="_5f_OOoComputerIdent">session_start</text:span><text:span text:style-name="_5f_OOoComputerSpecial">();</text:span></text:p>
      <text:p text:style-name="P6"/>
      <text:p text:style-name="P6"><text:span text:style-name="_5f_OOoComputerComment">// utworzenie zmiennej sesji</text:span></text:p>
      <text:p text:style-name="P6"><text:span text:style-name="_5f_OOoComputerSpecial">$</text:span><text:span text:style-name="_5f_OOoComputerIdent">_SESSION</text:span><text:span text:style-name="_5f_OOoComputerSpecial">[</text:span><text:span text:style-name="_5f_OOoComputerLiteral">'zalogowany'</text:span><text:span text:style-name="_5f_OOoComputerSpecial">]</text:span> <text:span text:style-name="_5f_OOoComputerSpecial">=</text:span> <text:span text:style-name="_5f_OOoComputerNumber">1</text:span><text:span text:style-name="_5f_OOoComputerSpecial">;</text:span></text:p>
      <text:p text:style-name="P2"/>
      <text:p text:style-name="P3">Powyższy skrypt najpierw inicjuje obsługę sesji, po czym tworzy zmienną, o nazwie zalogowany. Podczas kolejnych wyświetleń strony, w tablicy superglobalnej <text:span text:style-name="T3">$_SESSION</text:span>, będzie przechowywany rekord z indeksem zalogowany, posiadający wartość 1.</text:p>
      <text:p text:style-name="P3"><text:soft-page-break/>Gdy wejdzie<text:span text:style-name="T6">sz</text:span> na inną podstronę i wywoła<text:span text:style-name="T6">sz</text:span> kod:</text:p>
      <text:p text:style-name="P2"/>
      <text:p text:style-name="P6"><text:span text:style-name="_5f_OOoComputerComment">// użycie zmiennej</text:span></text:p>
      <text:p text:style-name="P6"><text:span text:style-name="_5f_OOoComputerIdent">echo</text:span> <text:span text:style-name="_5f_OOoComputerSpecial">$</text:span><text:span text:style-name="_5f_OOoComputerIdent">_SESSION</text:span><text:span text:style-name="_5f_OOoComputerSpecial">[</text:span><text:span text:style-name="_5f_OOoComputerLiteral">'zalogowany'</text:span><text:span text:style-name="_5f_OOoComputerSpecial">];</text:span></text:p>
      <text:p text:style-name="P2"/>
      <text:p text:style-name="P2">Wyświetli się wartość zmiennej, zapisanej w poprzednim skrypcie. Jeżeli natomiast najpierw odwiedzi<text:span text:style-name="T6">sz</text:span> tę podstronę, <text:span text:style-name="T3">$_SESSION['zalogowany']</text:span> nie będzie posiadała żadnej wartości. </text:p>
      <text:p text:style-name="P2"/>
      <text:p text:style-name="P4"><text:span text:style-name="T3">session_start()</text:span> należy umieszczać na początku każdej podstrony, na której używamy sesji.</text:p>
      <text:p text:style-name="P2"/>
      <text:h text:style-name="Heading_20_2" text:outline-level="2"><text:bookmark-start text:name="__RefHeading___Toc1101_2654527503"/>Sprawdzenie czy zmienna sesyjna istnieje<text:bookmark-end text:name="__RefHeading___Toc1101_2654527503"/></text:h>
      <text:p text:style-name="P2">Należy sprawdzać czy dana zmienna sesyjna istnieje, by przejąć kontrolę nad ewentualnym błędem gdy będzie<text:span text:style-name="T6">sz</text:span> chci<text:span text:style-name="T6">ał</text:span> odczytać nie ustawioną zmienną sesyjną.</text:p>
      <text:p text:style-name="P2"/>
      <text:p text:style-name="P2">Służy do tego funkcja:<text:tab/><text:span text:style-name="T5">isset(obiekt)</text:span></text:p>
      <text:p text:style-name="P2"/>
      <text:p text:style-name="P6"><text:span text:style-name="_5f_OOoComputerComment">// inicjalizacja sesji</text:span></text:p>
      <text:p text:style-name="P6"><text:span text:style-name="_5f_OOoComputerIdent">session_start</text:span><text:span text:style-name="_5f_OOoComputerSpecial">();</text:span></text:p>
      <text:p text:style-name="P6"/>
      <text:p text:style-name="P6"><text:span text:style-name="_5f_OOoComputerKeyWord">if</text:span> <text:span text:style-name="_5f_OOoComputerSpecial">(!</text:span><text:span text:style-name="_5f_OOoComputerIdent">isset</text:span><text:span text:style-name="_5f_OOoComputerSpecial">($</text:span><text:span text:style-name="_5f_OOoComputerIdent">_SESSION</text:span><text:span text:style-name="_5f_OOoComputerSpecial">[</text:span><text:span text:style-name="_5f_OOoComputerLiteral">'licznik'</text:span><text:span text:style-name="_5f_OOoComputerSpecial">]))</text:span> <text:span text:style-name="_5f_OOoComputerComment">// jeśli zmienna nie jest zarejestrowana</text:span></text:p>
      <text:p text:style-name="P6"><text:s text:c="2"/><text:span text:style-name="_5f_OOoComputerSpecial">$</text:span><text:span text:style-name="_5f_OOoComputerIdent">_SESSION</text:span><text:span text:style-name="_5f_OOoComputerSpecial">[</text:span><text:span text:style-name="_5f_OOoComputerLiteral">'licznik'</text:span><text:span text:style-name="_5f_OOoComputerSpecial">]</text:span> <text:span text:style-name="_5f_OOoComputerSpecial">=</text:span> <text:span text:style-name="_5f_OOoComputerNumber">0</text:span><text:span text:style-name="_5f_OOoComputerSpecial">;</text:span><text:tab/><text:span text:style-name="_5f_OOoComputerComment">// przypisz jej początkową wartość</text:span></text:p>
      <text:p text:style-name="P6"><text:span text:style-name="_5f_OOoComputerKeyWord">else</text:span><text:tab/><text:tab/><text:tab/><text:tab/><text:tab/><text:span text:style-name="_5f_OOoComputerComment">// jeśli jest zarejestrowana</text:span></text:p>
      <text:p text:style-name="P6"><text:s text:c="2"/><text:span text:style-name="_5f_OOoComputerSpecial">$</text:span><text:span text:style-name="_5f_OOoComputerIdent">_SESSION</text:span><text:span text:style-name="_5f_OOoComputerSpecial">[</text:span><text:span text:style-name="_5f_OOoComputerLiteral">'licznik'</text:span><text:span text:style-name="_5f_OOoComputerSpecial">]++;</text:span><text:tab/><text:span text:style-name="_5f_OOoComputerComment">// zwiększ jej wartość</text:span></text:p>
      <text:p text:style-name="P6"/>
      <text:p text:style-name="P6"><text:span text:style-name="_5f_OOoComputerIdent">echo</text:span> <text:span text:style-name="_5f_OOoComputerLiteral">'Strona odczytana '</text:span><text:span text:style-name="_5f_OOoComputerSpecial">.$</text:span><text:span text:style-name="_5f_OOoComputerIdent">_SESSION</text:span><text:span text:style-name="_5f_OOoComputerSpecial">[</text:span><text:span text:style-name="_5f_OOoComputerLiteral">'licznik'</text:span><text:span text:style-name="_5f_OOoComputerSpecial">].</text:span><text:span text:style-name="_5f_OOoComputerLiteral">' razy w ciągu tej sesji'</text:span><text:span text:style-name="_5f_OOoComputerSpecial">;</text:span></text:p>
      <text:p text:style-name="P2"/>
      <text:p text:style-name="P2">Po każdym odświeżeniu strony licznik będzie zwiększany o 1;</text:p>
      <text:p text:style-name="P2"/>
      <text:h text:style-name="Heading_20_2" text:outline-level="2"><text:bookmark-start text:name="__RefHeading___Toc1103_2654527503"/>Zakańczanie sesji<text:bookmark-end text:name="__RefHeading___Toc1103_2654527503"/></text:h>
      <text:p text:style-name="P2">Czasem zachodzi potrzeba, by zakończyć sesję manualnie, zanim użytkownik skończy „zwiedzać” naszą stronę. Wyobraź sobie, że sesja przechowuje dane o zalogowanym użytkowniku. W momencie wylogowania, należy tę sesję zamknąć, mimo iż dana osoba może wciąż przeglądać stronę jako „niezalogowana”. Można to osiągnąć poprzez wywołanie funkcji usuwającej id sesji:</text:p>
      <text:p text:style-name="P2"/>
      <text:p text:style-name="P6"><text:span text:style-name="_5f_OOoComputerComment">// zniszczenie sesji</text:span></text:p>
      <text:p text:style-name="P6"><text:span text:style-name="_5f_OOoComputerIdent">session_destroy</text:span><text:span text:style-name="_5f_OOoComputerSpecial">();</text:span></text:p>
      <text:p text:style-name="P2"/>
      <text:h text:style-name="Heading_20_2" text:outline-level="2"><text:bookmark-start text:name="__RefHeading___Toc1105_2654527503"/>Usuwanie zmiennych sesji<text:bookmark-end text:name="__RefHeading___Toc1105_2654527503"/></text:h>
      <text:p text:style-name="P2">Zanim jednak usunie<text:span text:style-name="T6">sz</text:span> identyfikator sesji, co zniszczy ją zupełnie, należy usunąć wszystkie zmienne z tablicy <text:span text:style-name="T3">$_SESSION</text:span>. Zmienne sesyjne usuwamy za pomocą funkcji:</text:p>
      <text:p text:style-name="P2"/>
      <text:p text:style-name="P6"><text:span text:style-name="_5f_OOoComputerComment">// usuwanie zmiennej</text:span></text:p>
      <text:p text:style-name="P6"><text:span text:style-name="_5f_OOoComputerIdent">unset</text:span><text:span text:style-name="_5f_OOoComputerSpecial">($</text:span><text:span text:style-name="_5f_OOoComputerIdent">_SESSION</text:span><text:span text:style-name="_5f_OOoComputerSpecial">[</text:span><text:span text:style-name="_5f_OOoComputerLiteral">'licznik'</text:span><text:span text:style-name="_5f_OOoComputerSpecial">]);</text:span></text:p>
      <text:p text:style-name="P2"/>
      <text:p text:style-name="P2">Jeśli będzie<text:span text:style-name="T6">sz</text:span> chci<text:span text:style-name="T6">ał</text:span> odczytać taką zmienną sesyjną bez sprawdzenia czy istnieje przeglądarka, np.: FF zwróci błąd:</text:p>
      <text:p text:style-name="P2"/>
      <text:p text:style-name="P6">Notice: Undefined index: licznik in C:\xampp\htdocs\panel\index.php on line 12</text:p>
      <text:p text:style-name="P2"/>
      <text:p text:style-name="P2">Jeśli zmiennych jest naprawdę dużo, moż<text:span text:style-name="T6">esz</text:span> zastosować pewien trik, który usunie je wszystkie. </text:p>
      <text:p text:style-name="P2"/>
      <text:p text:style-name="P6"><text:span text:style-name="_5f_OOoComputerComment">// usuwanie wszystkich zmiennych z $_SESSION</text:span></text:p>
      <text:p text:style-name="P6"><text:span text:style-name="_5f_OOoComputerSpecial">$</text:span><text:span text:style-name="_5f_OOoComputerIdent">_SESSION</text:span> <text:span text:style-name="_5f_OOoComputerSpecial">=</text:span> <text:span text:style-name="_5f_OOoComputerIdent">array</text:span><text:span text:style-name="_5f_OOoComputerSpecial">()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nux Libertine Display G" svg:font-family="'Linux Libertine Display G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10:21:39.494000000</meta:creation-date>
    <meta:generator>LibreOffice/6.1.0.3$Windows_x86 LibreOffice_project/efb621ed25068d70781dc026f7e9c5187a4decd1</meta:generator>
    <dc:date>2018-10-09T15:25:02.319000000</dc:date>
    <meta:editing-duration>PT13M30S</meta:editing-duration>
    <meta:editing-cycles>4</meta:editing-cycles>
    <meta:document-statistic meta:table-count="0" meta:image-count="0" meta:object-count="0" meta:page-count="4" meta:paragraph-count="94" meta:word-count="935" meta:character-count="7129" meta:non-whitespace-character-count="6236"/>
  </office:meta>
</office:document-meta>
</file>